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Arial1" svg:font-family="Arial"/>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cm" fo:margin-bottom="0cm" fo:line-height="100%" fo:text-align="justify" style:justify-single-word="false" fo:background-color="transparent" style:writing-mode="lr-tb">
        <style:tab-stops/>
        <style:background-image/>
      </style:paragraph-properties>
      <style:text-properties fo:font-variant="normal" fo:text-transform="none" fo:color="#2c2d30" style:text-line-through-style="none" style:font-name="Times New Roman" fo:font-size="12pt" fo:language="zxx" fo:country="none" fo:font-style="normal" style:text-underline-style="none" fo:font-weight="normal" style:text-blinking="false" fo:background-color="transparent" style:font-size-asian="12pt" style:language-asian="zxx" style:country-asian="none" style:font-size-complex="12pt" style:language-complex="zxx" style:country-complex="none"/>
    </style:style>
    <style:style style:name="P2" style:family="paragraph" style:parent-style-name="Text_20_body">
      <style:paragraph-properties fo:margin-top="0cm" fo:margin-bottom="0cm" fo:line-height="100%" fo:text-align="justify" style:justify-single-word="false" fo:background-color="transparent" style:writing-mode="lr-tb">
        <style:tab-stops/>
        <style:background-image/>
      </style:paragraph-properties>
    </style:style>
    <style:style style:name="P3" style:family="paragraph" style:parent-style-name="Text_20_body">
      <style:paragraph-properties fo:margin-top="0cm" fo:margin-bottom="0cm" fo:line-height="100%" fo:text-align="justify" style:justify-single-word="false" fo:background-color="transparent" style:shadow="none" style:writing-mode="lr-tb">
        <style:tab-stops/>
        <style:background-image/>
      </style:paragraph-properties>
    </style:style>
    <style:style style:name="P4" style:family="paragraph" style:parent-style-name="Text_20_body" style:list-style-name="L3">
      <style:paragraph-properties fo:margin-top="0cm" fo:margin-bottom="0cm" fo:line-height="100%" fo:text-align="justify" style:justify-single-word="false" fo:background-color="transparent" style:shadow="none" style:writing-mode="lr-tb">
        <style:tab-stops/>
        <style:background-image/>
      </style:paragraph-properties>
    </style:style>
    <style:style style:name="P5" style:family="paragraph" style:parent-style-name="Text_20_body" style:list-style-name="L4">
      <style:paragraph-properties fo:margin-top="0cm" fo:margin-bottom="0cm" fo:line-height="100%" fo:text-align="justify" style:justify-single-word="false" fo:background-color="transparent" style:shadow="none" style:writing-mode="lr-tb">
        <style:tab-stops/>
        <style:background-image/>
      </style:paragraph-properties>
    </style:style>
    <style:style style:name="P6" style:family="paragraph" style:parent-style-name="Text_20_body">
      <style:paragraph-properties fo:margin-top="0cm" fo:margin-bottom="0cm" fo:line-height="100%" fo:text-align="justify" style:justify-single-word="false" fo:background-color="transparent" style:shadow="none" style:writing-mode="lr-tb">
        <style:tab-stops/>
        <style:background-image/>
      </style:paragraph-properties>
      <style:text-properties fo:font-variant="normal" fo:text-transform="none" fo:color="#2c2d30" style:text-line-through-style="none" style:font-name="Arial1" fo:font-size="10pt" fo:font-style="normal" style:text-underline-style="none" fo:font-weight="normal" style:text-blinking="false" fo:background-color="transparent"/>
    </style:style>
    <style:style style:name="P7" style:family="paragraph" style:parent-style-name="Text_20_body" style:list-style-name="L2">
      <style:paragraph-properties fo:margin-top="0cm" fo:margin-bottom="0cm" fo:line-height="100%" fo:text-align="justify" style:justify-single-word="false" fo:background-color="transparent" style:shadow="none" style:writing-mode="lr-tb">
        <style:tab-stops/>
        <style:background-image/>
      </style:paragraph-properties>
      <style:text-properties fo:font-variant="normal" fo:text-transform="none" fo:color="#2c2d30" style:text-line-through-style="none" style:font-name="Arial1" fo:font-size="10pt" fo:font-style="normal" style:text-underline-style="none" fo:font-weight="normal" style:text-blinking="false" fo:background-color="transparent"/>
    </style:style>
    <style:style style:name="P8" style:family="paragraph" style:parent-style-name="Text_20_body" style:list-style-name="L2" style:master-page-name="">
      <style:paragraph-properties fo:margin-top="0cm" fo:margin-bottom="0cm" fo:line-height="100%" fo:text-align="justify" style:justify-single-word="false" style:page-number="auto" fo:background-color="transparent" style:shadow="none" style:writing-mode="lr-tb">
        <style:tab-stops/>
        <style:background-image/>
      </style:paragraph-properties>
    </style:style>
    <style:style style:name="T1" style:family="text">
      <style:text-properties fo:font-variant="normal" fo:text-transform="none" fo:color="#2c2d30" style:text-line-through-style="none" style:font-name="Times New Roman" fo:font-size="12pt" fo:language="ru" fo:country="RU" fo:font-style="normal" style:text-underline-style="none" fo:font-weight="normal" style:text-blinking="false" fo:background-color="transparent" style:font-size-asian="12pt" style:language-asian="zxx" style:country-asian="none" style:font-size-complex="12pt" style:language-complex="zxx" style:country-complex="none"/>
    </style:style>
    <style:style style:name="T2" style:family="text">
      <style:text-properties fo:font-variant="normal" fo:text-transform="none" fo:color="#2c2d30" style:text-line-through-style="none" style:font-name="Times New Roman" fo:font-size="12pt" fo:language="en" fo:country="US" fo:font-style="normal" style:text-underline-style="none" fo:font-weight="normal" style:text-blinking="false" fo:background-color="transparent" style:font-size-asian="12pt" style:language-asian="zxx" style:country-asian="none" style:font-size-complex="12pt" style:language-complex="zxx" style:country-complex="none"/>
    </style:style>
    <style:style style:name="T3" style:family="text">
      <style:text-properties fo:font-variant="normal" fo:text-transform="none" fo:color="#2c2d30" style:text-line-through-style="none" style:font-name="Times New Roman" fo:font-size="12pt" fo:language="zxx" fo:country="none" fo:font-style="normal" style:text-underline-style="none" fo:font-weight="normal" style:text-blinking="false" fo:background-color="transparent" style:font-size-asian="12pt" style:language-asian="zxx" style:country-asian="none" style:font-size-complex="12pt" style:language-complex="zxx" style:country-complex="none"/>
    </style:style>
    <style:style style:name="T4" style:family="text">
      <style:text-properties fo:font-variant="normal" fo:text-transform="none" fo:color="#2c2d30" style:text-line-through-style="none" fo:font-size="12pt" fo:language="zxx" fo:country="none" fo:font-style="normal" style:text-underline-style="none" fo:font-weight="normal" style:text-blinking="false" fo:background-color="transparent" style:font-size-asian="12pt" style:language-asian="zxx" style:country-asian="none" style:font-size-complex="12pt" style:language-complex="zxx" style:country-complex="none"/>
    </style:style>
    <style:style style:name="T5" style:family="text">
      <style:text-properties fo:font-variant="normal" fo:text-transform="none" fo:color="#2c2d30" style:text-line-through-style="none" fo:font-size="12pt" fo:language="ru" fo:country="RU" fo:font-style="normal" style:text-underline-style="none" fo:font-weight="normal" style:text-blinking="false" fo:background-color="transparent" style:font-size-asian="12pt" style:language-asian="zxx" style:country-asian="none" style:font-size-complex="12pt" style:language-complex="zxx" style:country-complex="none"/>
    </style:style>
    <style:style style:name="T6" style:family="text">
      <style:text-properties fo:font-variant="normal" fo:text-transform="none" fo:color="#2c2d30" style:text-line-through-style="none" style:font-name="Arial1" fo:font-size="10pt" fo:language="zxx" fo:country="none" fo:font-style="normal" style:text-underline-style="none" fo:font-weight="normal" style:text-blinking="false" fo:background-color="transparent" style:font-size-asian="12pt" style:language-asian="zxx" style:country-asian="none" style:font-size-complex="12pt" style:language-complex="zxx" style:country-complex="none"/>
    </style:style>
    <style:style style:name="T7" style:family="text">
      <style:text-properties style:font-size-asian="12pt" style:font-size-complex="12pt"/>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676241429996297885" text:style-name="L2">
        <text:list-item>
          <text:p text:style-name="P8"><text:bookmark text:name="docs-internal-guid-fb13844f-7fff-e320-a8bc-8ca52cc19f3a"/><text:span text:style-name="Source_20_Text"><text:span text:style-name="T6">Повторить все действия по доработке БД vk.</text:span></text:span></text:p>
        </text:list-item>
      </text:list>
      <text:p text:style-name="P3"><text:span text:style-name="Source_20_Text"><text:span text:style-name="T6"><text:s/><text:tab/>alter table vk.users add is_deleted BIT default 0 not null</text:span></text:span></text:p>
      <text:list xml:id="list2361561139682384375" text:style-name="L3">
        <text:list-header>
          <text:p text:style-name="P4"><text:span text:style-name="Source_20_Text"><text:span text:style-name="T6">alter table vk.messages add is_deleted BIT default 0 not null</text:span></text:span></text:p>
          <text:p text:style-name="P4"><text:span text:style-name="Source_20_Text"><text:span text:style-name="T6"/></text:span></text:p>
        </text:list-header>
      </text:list>
      <text:list xml:id="list20255544" text:continue-list="list7676241429996297885" text:style-name="L2">
        <text:list-item>
          <text:p text:style-name="P7">Заполнить новые таблицы.</text:p>
        </text:list-item>
      </text:list>
      <text:p text:style-name="P6"/>
      <text:p text:style-name="P6">INSERT INTO `users` (`id`, `firstname`, `lastname`, `email`, `phone`, `is_deleted`) VALUES ('1', 'Elvie', 'Braun', 'bogan.bulah@example.org', '166087', 0);</text:p>
      <text:p text:style-name="P6">INSERT INTO `users` (`id`, `firstname`, `lastname`, `email`, `phone`, `is_deleted`) VALUES ('2', 'Herman', 'Friesen', 'russell.goodwin@example.com', '0', 0);</text:p>
      <text:p text:style-name="P6">INSERT INTO `users` (`id`, `firstname`, `lastname`, `email`, `phone`, `is_deleted`) VALUES ('3', 'Eriberto', 'Fisher', 'niko.ruecker@example.org', '0', 0);</text:p>
      <text:p text:style-name="P6">INSERT INTO `users` (`id`, `firstname`, `lastname`, `email`, `phone`, `is_deleted`) VALUES ('4', 'Drake', 'Haley', 'lorine41@example.org', '29', 0);</text:p>
      <text:p text:style-name="P6">INSERT INTO `users` (`id`, `firstname`, `lastname`, `email`, `phone`, `is_deleted`) VALUES ('5', 'Lucile', 'Thompson', 'demario48@example.com', '269647', 0);</text:p>
      <text:p text:style-name="P6">INSERT INTO `users` (`id`, `firstname`, `lastname`, `email`, `phone`, `is_deleted`) VALUES ('6', 'Jairo', 'Lockman', 'rashawn35@example.com', '338', 0);</text:p>
      <text:p text:style-name="P6">INSERT INTO `users` (`id`, `firstname`, `lastname`, `email`, `phone`, `is_deleted`) VALUES ('7', 'Hilda', 'McDermott', 'westley50@example.org', '1', 0);</text:p>
      <text:p text:style-name="P6">INSERT INTO `users` (`id`, `firstname`, `lastname`, `email`, `phone`, `is_deleted`) VALUES ('8', 'Jarrod', 'Windler', 'schiller.adela@example.org', '0', 0);</text:p>
      <text:p text:style-name="P6">INSERT INTO `users` (`id`, `firstname`, `lastname`, `email`, `phone`, `is_deleted`) VALUES ('9', 'Cedrick', 'Collier', 'clement.swift@example.net', '1', 0);</text:p>
      <text:p text:style-name="P6">INSERT INTO `users` (`id`, `firstname`, `lastname`, `email`, `phone`, `is_deleted`) VALUES ('10', 'Eliseo', 'Ritchie', 'baumbach.trevion@example.org', '145088', 0);</text:p>
      <text:p text:style-name="P6"/>
      <text:p text:style-name="P6">INSERT INTO `communities` (`id`, `name`) VALUES ('5', 'aut');</text:p>
      <text:p text:style-name="P6">INSERT INTO `communities` (`id`, `name`) VALUES ('3', 'corrupti');</text:p>
      <text:p text:style-name="P6">INSERT INTO `communities` (`id`, `name`) VALUES ('4', 'dignissimos');</text:p>
      <text:p text:style-name="P6">INSERT INTO `communities` (`id`, `name`) VALUES ('1', 'et');</text:p>
      <text:p text:style-name="P6">INSERT INTO `communities` (`id`, `name`) VALUES ('2', 'quia');</text:p>
      <text:p text:style-name="P6"/>
      <text:p text:style-name="P6">INSERT INTO `users_communities` (`user_id`, `community_id`) VALUES ('1', '1');</text:p>
      <text:p text:style-name="P6">INSERT INTO `users_communities` (`user_id`, `community_id`) VALUES ('2', '2');</text:p>
      <text:p text:style-name="P6">INSERT INTO `users_communities` (`user_id`, `community_id`) VALUES ('3', '3');</text:p>
      <text:p text:style-name="P6">INSERT INTO `users_communities` (`user_id`, `community_id`) VALUES ('4', '4');</text:p>
      <text:p text:style-name="P6">INSERT INTO `users_communities` (`user_id`, `community_id`) VALUES ('5', '5');</text:p>
      <text:p text:style-name="P6">INSERT INTO `users_communities` (`user_id`, `community_id`) VALUES ('6', '1');</text:p>
      <text:p text:style-name="P6">INSERT INTO `users_communities` (`user_id`, `community_id`) VALUES ('7', '2');</text:p>
      <text:p text:style-name="P6">INSERT INTO `users_communities` (`user_id`, `community_id`) VALUES ('8', '3');</text:p>
      <text:p text:style-name="P6">INSERT INTO `users_communities` (`user_id`, `community_id`) VALUES ('9', '4');</text:p>
      <text:p text:style-name="P6">INSERT INTO `users_communities` (`user_id`, `community_id`) VALUES ('10', '5');</text:p>
      <text:p text:style-name="P6"/>
      <text:p text:style-name="P6">INSERT INTO `media_types` (`id`, `name`, `created_at`, `updated_at`) VALUES ('1', 'ut', '1991-04-06 03:25:38', '2008-01-12 08:02:04');</text:p>
      <text:p text:style-name="P6">INSERT INTO `media_types` (`id`, `name`, `created_at`, `updated_at`) VALUES ('2', 'aut', '2018-03-12 19:45:37', '1979-06-19 16:37:46');</text:p>
      <text:p text:style-name="P6">INSERT INTO `media_types` (`id`, `name`, `created_at`, `updated_at`) VALUES ('3', 'nam', '1994-07-27 00:02:54', '1991-06-06 16:45:28');</text:p>
      <text:p text:style-name="P6">INSERT INTO `media_types` (`id`, `name`, `created_at`, `updated_at`) VALUES ('4', 'a', '1999-03-15 10:08:36', '2007-09-03 20:09:54');</text:p>
      <text:p text:style-name="P6">INSERT INTO `media_types` (`id`, `name`, `created_at`, `updated_at`) VALUES ('5', 'corrupti', '2017-11-07 02:01:21', '2000-11-24 15:05:18');</text:p>
      <text:p text:style-name="P6">INSERT INTO `media_types` (`id`, `name`, `created_at`, `updated_at`) VALUES ('6', 'occaecati', '1995-06-26 09:08:36', '2003-12-13 20:25:10');</text:p>
      <text:p text:style-name="P6">INSERT INTO `media_types` (`id`, `name`, `created_at`, `updated_at`) VALUES ('7', 'ratione', '1970-08-16 08:47:28', '1990-12-19 06:39:56');</text:p>
      <text:p text:style-name="P6">INSERT INTO `media_types` (`id`, `name`, `created_at`, `updated_at`) VALUES ('8', 'deserunt', '1995-06-18 16:53:33', '1980-09-27 14:00:52');</text:p>
      <text:p text:style-name="P6">INSERT INTO `media_types` (`id`, `name`, `created_at`, `updated_at`) VALUES ('9', 'fugit', '1987-12-04 10:51:33', '2012-05-31 10:22:27');</text:p>
      <text:p text:style-name="P6">INSERT INTO `media_types` (`id`, `name`, `created_at`, `updated_at`) VALUES ('10', 'et', '1983-07-28 <text:soft-page-break/>21:31:16', '1985-04-24 05:08:18');</text:p>
      <text:p text:style-name="P6"/>
      <text:p text:style-name="P6">INSERT INTO `media` (`id`, `media_type_id`, `user_id`, `body`, `filename`, `size`, `metadata`, `created_at`, `updated_at`) VALUES ('1', '1', '1', 'Omnis suscipit debitis est hic qui corrupti. Quo at perspiciatis voluptatem eum ipsum. Quo libero et fuga neque. Assumenda ad reprehenderit quibusdam impedit consequatur omnis ab.', 'libero', 67316170, NULL, '1978-01-15 17:17:20', '2017-06-29 16:16:29');</text:p>
      <text:p text:style-name="P6">INSERT INTO `media` (`id`, `media_type_id`, `user_id`, `body`, `filename`, `size`, `metadata`, `created_at`, `updated_at`) VALUES ('2', '2', '2', 'Rerum non adipisci voluptate hic aut inventore voluptas. Soluta esse hic reiciendis illo nihil. Cupiditate id reprehenderit fuga aut consectetur officia. Et occaecati ab quos. Sed doloremque nesciunt quos harum eligendi.', 'ipsum', 94, NULL, '2004-06-12 11:58:42', '2007-07-23 21:08:34');</text:p>
      <text:p text:style-name="P6">INSERT INTO `media` (`id`, `media_type_id`, `user_id`, `body`, `filename`, `size`, `metadata`, `created_at`, `updated_at`) VALUES ('3', '3', '3', 'Ipsum omnis consectetur et facere quasi magnam. Magni nihil qui dicta possimus reiciendis expedita. Magnam odio odit enim ut. Reiciendis qui dolore qui doloremque sed natus a.', 'facere', 749745314, NULL, '1993-10-13 11:37:05', '2006-10-10 03:31:11');</text:p>
      <text:p text:style-name="P6">INSERT INTO `media` (`id`, `media_type_id`, `user_id`, `body`, `filename`, `size`, `metadata`, `created_at`, `updated_at`) VALUES ('4', '4', '4', 'Id aliquid totam in nostrum quidem repellendus. Nihil blanditiis odio nihil. Saepe id quisquam eos quia adipisci temporibus laborum ipsum.', 'deserunt', 854, NULL, '2008-10-30 09:36:43', '2006-07-20 23:08:44');</text:p>
      <text:p text:style-name="P6">INSERT INTO `media` (`id`, `media_type_id`, `user_id`, `body`, `filename`, `size`, `metadata`, `created_at`, `updated_at`) VALUES ('5', '5', '5', 'Tempora ex rem deleniti eos aliquid molestias reprehenderit quo. Quibusdam magnam omnis eum et ipsa. Ut dolores necessitatibus quia tempora ut ab ducimus.', 'quasi', 2476299, NULL, '1977-11-02 18:10:43', '1991-01-31 11:37:57');</text:p>
      <text:p text:style-name="P6">INSERT INTO `media` (`id`, `media_type_id`, `user_id`, `body`, `filename`, `size`, `metadata`, `created_at`, `updated_at`) VALUES ('6', '6', '6', 'Id aut quidem fuga natus. Ad et quia illo molestiae. Dolores tenetur et alias occaecati. A id dolorem esse mollitia qui vitae natus.', 'aut', 94, NULL, '1992-03-29 00:48:37', '1975-10-24 22:37:52');</text:p>
      <text:p text:style-name="P6">INSERT INTO `media` (`id`, `media_type_id`, `user_id`, `body`, `filename`, `size`, `metadata`, `created_at`, `updated_at`) VALUES ('7', '7', '7', 'At odit praesentium doloremque. Quasi cum est itaque est maiores vel accusantium quo. Non autem aspernatur enim et.', 'error', 6748851, NULL, '1979-05-16 12:06:50', '2009-05-16 21:41:27');</text:p>
      <text:p text:style-name="P6">INSERT INTO `media` (`id`, `media_type_id`, `user_id`, `body`, `filename`, `size`, `metadata`, `created_at`, `updated_at`) VALUES ('8', '8', '8', 'Non accusantium deserunt ut. Et dolorem qui eum temporibus. Aliquid illo ipsam eum sint non odit.', 'repudiandae', 77466, NULL, '1990-06-02 14:46:48', '2007-04-11 12:23:38');</text:p>
      <text:p text:style-name="P6">INSERT INTO `media` (`id`, `media_type_id`, `user_id`, `body`, `filename`, `size`, `metadata`, `created_at`, `updated_at`) VALUES ('9', '9', '9', 'Sed quibusdam impedit accusantium quas eum unde voluptates. Voluptas sed praesentium dolores.', 'repudiandae', 83, NULL, '2013-03-10 20:48:08', '1980-05-29 06:21:44');</text:p>
      <text:p text:style-name="P6">INSERT INTO `media` (`id`, `media_type_id`, `user_id`, `body`, `filename`, `size`, `metadata`, `created_at`, `updated_at`) VALUES ('10', '10', '10', 'Voluptatibus asperiores quis sit voluptatem ut necessitatibus mollitia. Ipsum rem vel et impedit repellat rerum accusantium. Quae est maxime animi ipsum quia. Eligendi dignissimos maxime eaque repellat reprehenderit at aut.', 'nobis', 211479, NULL, '1998-07-25 05:04:18', '1973-10-22 01:55:26');</text:p>
      <text:p text:style-name="P6"/>
      <text:p text:style-name="P6">INSERT INTO `photo_albums` (`id`, `name`, `user_id`) VALUES ('1', 'occaecati', '1');</text:p>
      <text:p text:style-name="P6">INSERT INTO `photo_albums` (`id`, `name`, `user_id`) VALUES ('2', 'officia', '2');</text:p>
      <text:p text:style-name="P6">INSERT INTO `photo_albums` (`id`, `name`, `user_id`) VALUES ('3', 'recusandae', '3');</text:p>
      <text:p text:style-name="P6">INSERT INTO `photo_albums` (`id`, `name`, `user_id`) VALUES ('4', 'possimus', '4');</text:p>
      <text:p text:style-name="P6">INSERT INTO `photo_albums` (`id`, `name`, `user_id`) VALUES ('5', 'assumenda', '5');</text:p>
      <text:p text:style-name="P6">INSERT INTO `photo_albums` (`id`, `name`, `user_id`) VALUES ('6', 'quidem', '6');</text:p>
      <text:p text:style-name="P6">INSERT INTO `photo_albums` (`id`, `name`, `user_id`) VALUES ('7', 'ad', '7');</text:p>
      <text:p text:style-name="P6">INSERT INTO `photo_albums` (`id`, `name`, `user_id`) VALUES ('8', 'distinctio', '8');</text:p>
      <text:p text:style-name="P6">INSERT INTO `photo_albums` (`id`, `name`, `user_id`) VALUES ('9', 'sed', '9');</text:p>
      <text:p text:style-name="P6">INSERT INTO `photo_albums` (`id`, `name`, `user_id`) VALUES ('10', 'omnis', '10');</text:p>
      <text:p text:style-name="P6">INSERT INTO `photo_albums` (`id`, `name`, `user_id`) VALUES ('11', 'ut', '1');</text:p>
      <text:p text:style-name="P6">INSERT INTO `photo_albums` (`id`, `name`, `user_id`) VALUES ('12', 'cupiditate', '2');</text:p>
      <text:p text:style-name="P6">INSERT INTO `photo_albums` (`id`, `name`, `user_id`) VALUES ('13', 'occaecati', '3');</text:p>
      <text:p text:style-name="P6">INSERT INTO `photo_albums` (`id`, `name`, `user_id`) VALUES ('14', 'dolor', '4');</text:p>
      <text:p text:style-name="P6">INSERT INTO `photo_albums` (`id`, `name`, `user_id`) VALUES ('15', 'impedit', '5');</text:p>
      <text:p text:style-name="P6"/>
      <text:p text:style-name="P6">INSERT INTO `photos` (`id`, `album_id`, `media_id`) VALUES ('1', '1', '1');</text:p>
      <text:p text:style-name="P6">INSERT INTO `photos` (`id`, `album_id`, `media_id`) VALUES ('2', '2', '2');</text:p>
      <text:p text:style-name="P6">INSERT INTO `photos` (`id`, `album_id`, `media_id`) VALUES ('3', '3', '3');</text:p>
      <text:p text:style-name="P6">INSERT INTO `photos` (`id`, `album_id`, `media_id`) VALUES ('4', '4', '4');</text:p>
      <text:p text:style-name="P6"><text:soft-page-break/>INSERT INTO `photos` (`id`, `album_id`, `media_id`) VALUES ('5', '5', '5');</text:p>
      <text:p text:style-name="P6">INSERT INTO `photos` (`id`, `album_id`, `media_id`) VALUES ('6', '6', '6');</text:p>
      <text:p text:style-name="P6">INSERT INTO `photos` (`id`, `album_id`, `media_id`) VALUES ('7', '7', '7');</text:p>
      <text:p text:style-name="P6">INSERT INTO `photos` (`id`, `album_id`, `media_id`) VALUES ('8', '8', '8');</text:p>
      <text:p text:style-name="P6">INSERT INTO `photos` (`id`, `album_id`, `media_id`) VALUES ('9', '9', '9');</text:p>
      <text:p text:style-name="P6">INSERT INTO `photos` (`id`, `album_id`, `media_id`) VALUES ('10', '10', '10');</text:p>
      <text:p text:style-name="P6"/>
      <text:p text:style-name="P6">INSERT INTO `profiles` (`user_id`, `gender`, `birthday`, `photo_id`, `created_at`, `hometown`) VALUES ('1', 'M', '1998-03-07', '1', '1986-10-22 04:40:37', 'Deangelomouth');</text:p>
      <text:p text:style-name="P6">INSERT INTO `profiles` (`user_id`, `gender`, `birthday`, `photo_id`, `created_at`, `hometown`) VALUES ('2', 'M', '1995-09-28', '2', '1973-02-19 05:02:26', 'Lake Reannamouth');</text:p>
      <text:p text:style-name="P6">INSERT INTO `profiles` (`user_id`, `gender`, `birthday`, `photo_id`, `created_at`, `hometown`) VALUES ('3', 'P', '1995-05-02', '3', '1973-07-08 00:31:13', 'East Kade');</text:p>
      <text:p text:style-name="P6">INSERT INTO `profiles` (`user_id`, `gender`, `birthday`, `photo_id`, `created_at`, `hometown`) VALUES ('4', 'M', '1982-12-28', '4', '1972-01-30 12:47:43', 'Murphyport');</text:p>
      <text:p text:style-name="P6">INSERT INTO `profiles` (`user_id`, `gender`, `birthday`, `photo_id`, `created_at`, `hometown`) VALUES ('5', 'P', '1997-05-30', '5', '2012-09-10 15:47:25', 'Port Gonzaloport');</text:p>
      <text:p text:style-name="P6">INSERT INTO `profiles` (`user_id`, `gender`, `birthday`, `photo_id`, `created_at`, `hometown`) VALUES ('6', 'M', '2018-11-27', '6', '1998-05-15 09:16:03', 'Veronicaton');</text:p>
      <text:p text:style-name="P6">INSERT INTO `profiles` (`user_id`, `gender`, `birthday`, `photo_id`, `created_at`, `hometown`) VALUES ('7', 'M', '1994-07-25', '7', '2009-08-21 11:31:13', 'South Ana');</text:p>
      <text:p text:style-name="P6">INSERT INTO `profiles` (`user_id`, `gender`, `birthday`, `photo_id`, `created_at`, `hometown`) VALUES ('8', 'M', '1991-08-09', '8', '1997-04-20 23:41:02', 'Port Adahhaven');</text:p>
      <text:p text:style-name="P6">INSERT INTO `profiles` (`user_id`, `gender`, `birthday`, `photo_id`, `created_at`, `hometown`) VALUES ('9', 'M', '1977-08-11', '9', '1990-01-21 02:35:17', 'Lake Sunnybury');</text:p>
      <text:p text:style-name="P6">INSERT INTO `profiles` (`user_id`, `gender`, `birthday`, `photo_id`, `created_at`, `hometown`) VALUES ('10', 'D', '2003-10-13', '10', '1991-07-31 01:30:18', 'Xanderberg');</text:p>
      <text:p text:style-name="P6"/>
      <text:p text:style-name="P6">INSERT INTO `friend_requests` (`initiator_user_id`, `target_user_id`, `status`, `requested_at`, `confirmed_at`) VALUES ('1', '2', 'declined', '1971-05-24 07:07:40', '2012-07-20 06:25:50');</text:p>
      <text:p text:style-name="P6">INSERT INTO `friend_requests` (`initiator_user_id`, `target_user_id`, `status`, `requested_at`, `confirmed_at`) VALUES ('2', '3', 'requested', '2013-02-02 07:45:18', '1995-08-12 12:43:12');</text:p>
      <text:p text:style-name="P6">INSERT INTO `friend_requests` (`initiator_user_id`, `target_user_id`, `status`, `requested_at`, `confirmed_at`) VALUES ('3', '4', 'declined', '2015-04-25 22:35:34', '1978-11-04 07:10:24');</text:p>
      <text:p text:style-name="P6">INSERT INTO `friend_requests` (`initiator_user_id`, `target_user_id`, `status`, `requested_at`, `confirmed_at`) VALUES ('4', '5', 'approved', '2014-02-25 13:00:55', '1995-06-13 00:36:15');</text:p>
      <text:p text:style-name="P6">INSERT INTO `friend_requests` (`initiator_user_id`, `target_user_id`, `status`, `requested_at`, `confirmed_at`) VALUES ('5', '6', 'declined', '2001-03-16 00:06:51', '2000-11-29 14:55:22');</text:p>
      <text:p text:style-name="P6">INSERT INTO `friend_requests` (`initiator_user_id`, `target_user_id`, `status`, `requested_at`, `confirmed_at`) VALUES ('6', '7', 'requested', '1989-05-25 00:40:27', '2013-04-27 04:03:46');</text:p>
      <text:p text:style-name="P6">INSERT INTO `friend_requests` (`initiator_user_id`, `target_user_id`, `status`, `requested_at`, `confirmed_at`) VALUES ('7', '8', 'declined', '1983-03-01 15:04:44', '1978-07-23 20:14:31');</text:p>
      <text:p text:style-name="P6">INSERT INTO `friend_requests` (`initiator_user_id`, `target_user_id`, `status`, `requested_at`, `confirmed_at`) VALUES ('8', '9', 'declined', '1976-02-12 05:17:34', '2016-07-30 02:21:44');</text:p>
      <text:p text:style-name="P6">INSERT INTO `friend_requests` (`initiator_user_id`, `target_user_id`, `status`, `requested_at`, `confirmed_at`) VALUES ('9', '10', 'approved', '1987-03-23 15:00:44', '2002-02-11 01:33:43');</text:p>
      <text:p text:style-name="P6">INSERT INTO `friend_requests` (`initiator_user_id`, `target_user_id`, `status`, `requested_at`, `confirmed_at`) VALUES ('10', '1', 'requested', '1996-09-11 11:46:18', '1977-06-25 05:39:29');</text:p>
      <text:p text:style-name="P6"/>
      <text:p text:style-name="P6">INSERT INTO `likes` (`id`, `user_id`, `media_id`, `created_at`) VALUES ('1', '1', '1', '2012-08-18 23:30:35');</text:p>
      <text:p text:style-name="P6">INSERT INTO `likes` (`id`, `user_id`, `media_id`, `created_at`) VALUES ('2', '2', '2', '1996-10-19 20:43:19');</text:p>
      <text:p text:style-name="P6">INSERT INTO `likes` (`id`, `user_id`, `media_id`, `created_at`) VALUES ('3', '3', '3', '1974-08-28 01:13:50');</text:p>
      <text:p text:style-name="P6">INSERT INTO `likes` (`id`, `user_id`, `media_id`, `created_at`) VALUES ('4', '4', '4', '2000-08-25 15:03:36');</text:p>
      <text:p text:style-name="P6">INSERT INTO `likes` (`id`, `user_id`, `media_id`, `created_at`) VALUES ('5', '5', '5', '1973-03-20 01:30:04');</text:p>
      <text:p text:style-name="P6">INSERT INTO `likes` (`id`, `user_id`, `media_id`, `created_at`) VALUES ('6', '6', '6', '1989-03-31 08:13:47');</text:p>
      <text:p text:style-name="P6">INSERT INTO `likes` (`id`, `user_id`, `media_id`, `created_at`) VALUES ('7', '7', '7', '2014-02-19 11:30:04');</text:p>
      <text:p text:style-name="P6">INSERT INTO `likes` (`id`, `user_id`, `media_id`, `created_at`) VALUES ('8', '8', '8', '1985-10-26 02:19:11');</text:p>
      <text:p text:style-name="P6">INSERT INTO `likes` (`id`, `user_id`, `media_id`, `created_at`) VALUES ('9', '9', '9', '1995-08-07 22:19:20');</text:p>
      <text:p text:style-name="P6">INSERT INTO `likes` (`id`, `user_id`, `media_id`, `created_at`) VALUES ('10', '10', '10', '2019-06-16 22:39:53');</text:p>
      <text:p text:style-name="P6">INSERT INTO `likes` (`id`, `user_id`, `media_id`, `created_at`) VALUES ('11', '1', '1', '2006-03-26 14:21:37');</text:p>
      <text:p text:style-name="P6">INSERT INTO `likes` (`id`, `user_id`, `media_id`, `created_at`) VALUES ('12', '2', '2', '1993-09-12 00:08:11');</text:p>
      <text:p text:style-name="P6">INSERT INTO `likes` (`id`, `user_id`, `media_id`, `created_at`) VALUES ('13', '3', '3', '1987-06-04 15:15:43');</text:p>
      <text:p text:style-name="P6"><text:soft-page-break/>INSERT INTO `likes` (`id`, `user_id`, `media_id`, `created_at`) VALUES ('14', '4', '4', '2018-03-03 17:17:53');</text:p>
      <text:p text:style-name="P6">INSERT INTO `likes` (`id`, `user_id`, `media_id`, `created_at`) VALUES ('15', '5', '5', '1982-07-17 23:05:53');</text:p>
      <text:p text:style-name="P6">INSERT INTO `likes` (`id`, `user_id`, `media_id`, `created_at`) VALUES ('16', '6', '6', '1970-11-30 03:36:58');</text:p>
      <text:p text:style-name="P6">INSERT INTO `likes` (`id`, `user_id`, `media_id`, `created_at`) VALUES ('17', '7', '7', '2004-06-02 20:45:50');</text:p>
      <text:p text:style-name="P6">INSERT INTO `likes` (`id`, `user_id`, `media_id`, `created_at`) VALUES ('18', '8', '8', '1983-12-20 07:04:04');</text:p>
      <text:p text:style-name="P6">INSERT INTO `likes` (`id`, `user_id`, `media_id`, `created_at`) VALUES ('19', '9', '9', '2006-12-20 05:29:38');</text:p>
      <text:p text:style-name="P6">INSERT INTO `likes` (`id`, `user_id`, `media_id`, `created_at`) VALUES ('20', '10', '10', '2018-09-25 06:44:39');</text:p>
      <text:p text:style-name="P6"/>
      <text:p text:style-name="P6">INSERT INTO `messages` (`id`, `from_user_id`, `to_user_id`, `body`, `created_at`) VALUES ('1', '1', '1', 'Maiores cum aspernatur sapiente. Aut quo aspernatur rem quisquam. Expedita mollitia pariatur quibusdam error. Unde voluptatem saepe adipisci voluptate quia qui quos et.', '2007-06-15 18:11:06');</text:p>
      <text:p text:style-name="P6">INSERT INTO `messages` (`id`, `from_user_id`, `to_user_id`, `body`, `created_at`) VALUES ('2', '2', '2', 'Et vel ipsa fuga impedit. Nisi nobis nobis dolorem natus voluptatem aut id. Possimus reiciendis animi voluptatem. Quo aspernatur possimus nam voluptates.', '1981-08-18 01:37:26');</text:p>
      <text:p text:style-name="P6">INSERT INTO `messages` (`id`, `from_user_id`, `to_user_id`, `body`, `created_at`) VALUES ('3', '3', '3', 'Porro sint est quae eveniet aut et. Omnis quis voluptas nam tenetur.', '2006-12-26 04:17:21');</text:p>
      <text:p text:style-name="P6">INSERT INTO `messages` (`id`, `from_user_id`, `to_user_id`, `body`, `created_at`) VALUES ('4', '4', '4', 'Dolore dignissimos pariatur iusto dolores. Omnis et aut ullam sunt et et dolor. Doloribus praesentium dolorum animi et.', '1973-11-29 10:01:51');</text:p>
      <text:p text:style-name="P6">INSERT INTO `messages` (`id`, `from_user_id`, `to_user_id`, `body`, `created_at`) VALUES ('5', '5', '5', 'Dicta aperiam dolores eaque labore dolor. Reiciendis consequatur quis mollitia saepe pariatur. Rerum quis optio quo omnis. Eius sed iste est.', '2010-09-13 10:36:56');</text:p>
      <text:p text:style-name="P6">INSERT INTO `messages` (`id`, `from_user_id`, `to_user_id`, `body`, `created_at`) VALUES ('6', '6', '6', 'Dolor et ab enim qui deserunt est omnis. Laudantium non facere animi voluptate optio eligendi eum. Aspernatur dolores quae aliquam. Ut omnis sint sapiente et dolore.', '2009-09-18 01:18:50');</text:p>
      <text:p text:style-name="P6">INSERT INTO `messages` (`id`, `from_user_id`, `to_user_id`, `body`, `created_at`) VALUES ('7', '7', '7', 'Quae architecto recusandae molestiae commodi. Et non facere saepe voluptas. Saepe voluptatem maiores corrupti occaecati quia ullam.', '1980-04-12 08:56:55');</text:p>
      <text:p text:style-name="P6">INSERT INTO `messages` (`id`, `from_user_id`, `to_user_id`, `body`, `created_at`) VALUES ('8', '8', '8', 'Officia natus optio ex maiores et. Esse molestiae ut ut similique voluptas. Consectetur inventore nostrum quas ducimus neque. Qui aperiam nihil facilis tempora.', '1974-08-11 07:55:42');</text:p>
      <text:p text:style-name="P6">INSERT INTO `messages` (`id`, `from_user_id`, `to_user_id`, `body`, `created_at`) VALUES ('9', '9', '9', 'Molestiae eos velit omnis. Sunt odio saepe quae ut qui quae. Vitae perspiciatis architecto et. Qui et veritatis velit sit voluptatum qui aliquid sint.', '2008-10-16 14:47:31');</text:p>
      <text:p text:style-name="P6">INSERT INTO `messages` (`id`, `from_user_id`, `to_user_id`, `body`, `created_at`) VALUES ('10', '10', '10', 'Ut voluptas iste qui voluptates. Reiciendis vitae autem eaque qui. Facilis veniam asperiores veritatis expedita officiis est.', '2018-04-26 22:01:34');</text:p>
      <text:p text:style-name="P6"/>
      <text:list xml:id="list20258709" text:continue-numbering="true" text:style-name="L2">
        <text:list-item>
          <text:p text:style-name="P7">Повторить все действия CRUD.</text:p>
        </text:list-item>
      </text:list>
      <text:p text:style-name="P6"/>
      <text:p text:style-name="P6">INSERT INTO users VALUES</text:p>
      <text:p text:style-name="P6">('5', 'Reuben', 'Nienow', 'arlo515@example.org', NULL, 0),</text:p>
      <text:p text:style-name="P6"/>
      <text:p text:style-name="P6">INSERT INTO users</text:p>
      <text:p text:style-name="P6">SET</text:p>
      <text:p text:style-name="P6"><text:tab/>firstname = 'Reuben',</text:p>
      <text:p text:style-name="P6"><text:tab/>lastname = 'Nienow',</text:p>
      <text:p text:style-name="P6"><text:tab/>email = 'ivan@mail.ru',</text:p>
      <text:p text:style-name="P6"><text:tab/>phone = '987654321'</text:p>
      <text:p text:style-name="P6">;</text:p>
      <text:p text:style-name="P6"/>
      <text:p text:style-name="P6">insert ignore INTO </text:p>
      <text:p text:style-name="P6"><text:tab/>users(`firstname`, `lastname`, `email`, `phone`)</text:p>
      <text:p text:style-name="P6">VALUES</text:p>
      <text:p text:style-name="P6"><text:tab/>('Reuben', 'Nienow', 'arlo1@example.org', NULL),</text:p>
      <text:p text:style-name="P6"><text:tab/>('Reuben', 'Nienow', 'arlo2@example.org', NULL),</text:p>
      <text:p text:style-name="P6"><text:tab/>('Reuben', 'Nienow', 'arlo3@example.org', NULL),</text:p>
      <text:p text:style-name="P6"><text:tab/>('Reuben', 'Nienow', 'arlo4@example.org', NULL),</text:p>
      <text:p text:style-name="P6"><text:tab/>('Reuben', 'Nienow', 'arlo5@example.org', NULL)</text:p>
      <text:p text:style-name="P6"><text:tab/>;</text:p>
      <text:p text:style-name="P6"/>
      <text:p text:style-name="P6"/>
      <text:p text:style-name="P6"><text:soft-page-break/>select 1,2,3,4;</text:p>
      <text:p text:style-name="P6"/>
      <text:p text:style-name="P6">select</text:p>
      <text:p text:style-name="P6"><text:tab/>firstname</text:p>
      <text:p text:style-name="P6">from</text:p>
      <text:p text:style-name="P6"><text:tab/>users;</text:p>
      <text:p text:style-name="P6"/>
      <text:p text:style-name="P6">select distinct </text:p>
      <text:p text:style-name="P6"><text:tab/>firstname</text:p>
      <text:p text:style-name="P6">from</text:p>
      <text:p text:style-name="P6"><text:tab/>users;</text:p>
      <text:p text:style-name="P6"/>
      <text:p text:style-name="P6">select *</text:p>
      <text:p text:style-name="P6">from </text:p>
      <text:p text:style-name="P6"><text:tab/>users</text:p>
      <text:p text:style-name="P6">limit 5;</text:p>
      <text:p text:style-name="P6"/>
      <text:p text:style-name="P6">select *</text:p>
      <text:p text:style-name="P6">from </text:p>
      <text:p text:style-name="P6"><text:tab/>users</text:p>
      <text:p text:style-name="P6">limit 5 offset 4;</text:p>
      <text:p text:style-name="P6"/>
      <text:p text:style-name="P6">select </text:p>
      <text:p text:style-name="P6"><text:tab/>id, firstname</text:p>
      <text:p text:style-name="P6">from </text:p>
      <text:p text:style-name="P6"><text:tab/>users</text:p>
      <text:p text:style-name="P6">where id = 1;</text:p>
      <text:p text:style-name="P6"/>
      <text:p text:style-name="P6">update friend_requests</text:p>
      <text:p text:style-name="P6">set </text:p>
      <text:p text:style-name="P6"><text:tab/>status = 'approved',</text:p>
      <text:p text:style-name="P6"><text:tab/>confirmed_at = now()</text:p>
      <text:p text:style-name="P6">where</text:p>
      <text:p text:style-name="P6"><text:tab/>initiator_user_id = 1 and target_user_id = 2</text:p>
      <text:p text:style-name="P6">;</text:p>
      <text:p text:style-name="P6"/>
      <text:p text:style-name="P6"/>
      <text:p text:style-name="P6">INSERT INTO</text:p>
      <text:p text:style-name="P6"><text:tab/>messages(`from_user_id`, `to_user_id`, `body`, `created_at`)</text:p>
      <text:p text:style-name="P6">values</text:p>
      <text:p text:style-name="P6"><text:tab/>('1','2','Voluptatem ut quaerat quia. Pariatur esse amet ratione qui quia. In necessitatibus reprehenderit et. Nam accusantium aut qui quae nesciunt non.','1995-08-28 22:44:29'),</text:p>
      <text:p text:style-name="P6"><text:tab/>('2','1','Sint dolores et debitis est ducimus. Aut et quia beatae minus. Ipsa rerum totam modi sunt sed. Voluptas atque eum et odio ea molestias ipsam architecto.',now()),</text:p>
      <text:p text:style-name="P6"><text:tab/>('3','1','Sed mollitia quo sequi nisi est tenetur at rerum. Sed quibusdam illo ea facilis nemo sequi. Et tempora repudiandae saepe quo.','1993-09-14 19:45:58'),</text:p>
      <text:p text:style-name="P6"><text:tab/>('1','3','Quod dicta omnis placeat id et officiis et. Beatae enim aut aliquid neque occaecati odit. Facere eum distinctio assumenda omnis est delectus magnam.','1985-11-25 16:56:25'),</text:p>
      <text:p text:style-name="P6"><text:tab/>('1','5','Voluptas omnis enim quia porro debitis facilis eaque ut. Id inventore non corrupti doloremque consequuntur. Molestiae molestiae deleniti exercitationem sunt qui ea accusamus deserunt.','1999-09-19 04:35:46')</text:p>
      <text:p text:style-name="P6">;</text:p>
      <text:p text:style-name="P6"/>
      <text:p text:style-name="P6">delete from</text:p>
      <text:p text:style-name="P6"><text:tab/>messages</text:p>
      <text:p text:style-name="P6">where </text:p>
      <text:p text:style-name="P6"><text:tab/>from_user_id = 1;</text:p>
      <text:p text:style-name="P6"/>
      <text:p text:style-name="P6">update messages</text:p>
      <text:p text:style-name="P6">set is_deleted = 1</text:p>
      <text:p text:style-name="P6">where</text:p>
      <text:p text:style-name="P6"><text:tab/>from_user_id = 1;</text:p>
      <text:p text:style-name="P6"/>
      <text:p text:style-name="P6"><text:soft-page-break/>truncate messages;</text:p>
      <text:p text:style-name="P6"/>
      <text:p text:style-name="P6"/>
      <text:list xml:id="list20265507" text:continue-numbering="true" text:style-name="L2">
        <text:list-item>
          <text:p text:style-name="P7">Подобрать сервис-образец для курсовой работы.</text:p>
        </text:list-item>
      </text:list>
      <text:p text:style-name="P6"/>
      <text:p text:style-name="P3"><text:span text:style-name="Source_20_Text"><text:span text:style-name="T3">БД для курсового проекта осуществляет автоматизацию учета проектирования <text:s/>эл. устройств на производстве.</text:span></text:span></text:p>
      <text:p text:style-name="P3"><text:span text:style-name="Source_20_Text"><text:span text:style-name="T3"/></text:span></text:p>
      <text:list xml:id="list2924777897628782515" text:style-name="L4">
        <text:list-header>
          <text:p text:style-name="P5"><text:span text:style-name="Source_20_Text"><text:span text:style-name="T3">Осуществляет хранение информации</text:span></text:span><text:span text:style-name="Source_20_Text"><text:span text:style-name="T1">:</text:span></text:span></text:p>
        </text:list-header>
        <text:list-item>
          <text:p text:style-name="P5"><text:span text:style-name="Source_20_Text"><text:span text:style-name="T3"><text:s/>о типах элементов</text:span></text:span></text:p>
        </text:list-item>
        <text:list-item>
          <text:p text:style-name="P5"><text:span text:style-name="Source_20_Text"><text:span text:style-name="T3">поставщиках</text:span></text:span></text:p>
        </text:list-item>
        <text:list-item>
          <text:p text:style-name="P5"><text:span text:style-name="Source_20_Text"><text:span text:style-name="T3"><text:s/>производителях</text:span></text:span></text:p>
        </text:list-item>
        <text:list-item>
          <text:p text:style-name="P5"><text:span text:style-name="Source_20_Text"><text:span text:style-name="T3"><text:s/>наличие комплектующих на складах</text:span></text:span></text:p>
        </text:list-item>
        <text:list-item>
          <text:p text:style-name="P5"><text:span text:style-name="Source_20_Text"><text:span text:style-name="T3"><text:s/>состав эл. устройств из имеющихся комплектующих</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Arial1" svg:font-family="Arial"/>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Source_20_Text" style:display-name="Source Text" style:family="text">
      <style:text-properties style:font-name="Courier New" style:font-name-asian="MS PGothic"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27M44S</meta:editing-duration>
    <meta:editing-cycles>4</meta:editing-cycles>
    <meta:generator>OpenOffice/4.1.6$Win32 OpenOffice.org_project/416m1$Build-9790</meta:generator>
    <dc:date>2019-10-20T00:06:01.81</dc:date>
    <meta:document-statistic meta:table-count="0" meta:image-count="0" meta:object-count="0" meta:page-count="6" meta:paragraph-count="198" meta:word-count="2399" meta:character-count="20713"/>
    <meta:user-defined meta:name="Info 1"/>
    <meta:user-defined meta:name="Info 2"/>
    <meta:user-defined meta:name="Info 3"/>
    <meta:user-defined meta:name="Info 4"/>
  </office:meta>
</office:document-meta>
</file>